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3" table:default-cell-style-name="Default"/>
        <table:table-row table:style-name="ro1">
          <table:table-cell table:style-name="Default" office:value-type="string" calcext:value-type="string">
            <text:p>Energy (GeV)</text:p>
          </table:table-cell>
          <table:table-cell office:value-type="string" calcext:value-type="string">
            <text:p>Photons</text:p>
          </table:table-cell>
          <table:table-cell office:value-type="string" calcext:value-type="string">
            <text:p>N_e+</text:p>
          </table:table-cell>
          <table:table-cell office:value-type="string" calcext:value-type="string">
            <text:p>N_e-</text:p>
          </table:table-cell>
          <table:table-cell office:value-type="string" calcext:value-type="string">
            <text:p>N_mu+</text:p>
          </table:table-cell>
          <table:table-cell office:value-type="string" calcext:value-type="string">
            <text:p>N_mu-</text:p>
          </table:table-cell>
          <table:table-cell office:value-type="string" calcext:value-type="string">
            <text:p>N_pi0</text:p>
          </table:table-cell>
          <table:table-cell office:value-type="string" calcext:value-type="string">
            <text:p>N_pi+</text:p>
          </table:table-cell>
          <table:table-cell office:value-type="string" calcext:value-type="string">
            <text:p>N_pi-</text:p>
          </table:table-cell>
          <table:table-cell office:value-type="string" calcext:value-type="string">
            <text:p>N_n</text:p>
          </table:table-cell>
          <table:table-cell office:value-type="string" calcext:value-type="string">
            <text:p>N_p</text:p>
          </table:table-cell>
          <table:table-cell office:value-type="string" calcext:value-type="string">
            <text:p>N_pbar</text:p>
          </table:table-cell>
          <table:table-cell office:value-type="string" calcext:value-type="string">
            <text:p>N_others</text:p>
          </table:table-cell>
          <table:table-cell office:value-type="string" calcext:value-type="string">
            <text:p>Total_per_bin</text:p>
          </table:table-cell>
        </table:table-row>
        <table:table-row table:style-name="ro1">
          <table:table-cell office:value-type="float" office:value="0.00004466836" calcext:value-type="float">
            <text:p>4.47E-05</text:p>
          </table:table-cell>
          <table:table-cell office:value-type="float" office:value="325" calcext:value-type="float">
            <text:p>3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0.00005011872" calcext:value-type="float">
            <text:p>5.01E-05</text:p>
          </table:table-cell>
          <table:table-cell office:value-type="float" office:value="17660" calcext:value-type="float">
            <text:p>176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office:value-type="float" office:value="0.00005623413" calcext:value-type="float">
            <text:p>5.62E-05</text:p>
          </table:table-cell>
          <table:table-cell office:value-type="float" office:value="20981" calcext:value-type="float">
            <text:p>209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981" calcext:value-type="float">
            <text:p>20981</text:p>
          </table:table-cell>
        </table:table-row>
        <table:table-row table:style-name="ro1">
          <table:table-cell office:value-type="float" office:value="0.00006309573" calcext:value-type="float">
            <text:p>6.31E-05</text:p>
          </table:table-cell>
          <table:table-cell office:value-type="float" office:value="24016" calcext:value-type="float">
            <text:p>240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016" calcext:value-type="float">
            <text:p>24016</text:p>
          </table:table-cell>
        </table:table-row>
        <table:table-row table:style-name="ro1">
          <table:table-cell office:value-type="float" office:value="0.00007079458" calcext:value-type="float">
            <text:p>7.08E-05</text:p>
          </table:table-cell>
          <table:table-cell office:value-type="float" office:value="27137" calcext:value-type="float">
            <text:p>271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137" calcext:value-type="float">
            <text:p>27137</text:p>
          </table:table-cell>
        </table:table-row>
        <table:table-row table:style-name="ro1">
          <table:table-cell office:value-type="float" office:value="0.00007943282" calcext:value-type="float">
            <text:p>7.94E-05</text:p>
          </table:table-cell>
          <table:table-cell office:value-type="float" office:value="29996" calcext:value-type="float">
            <text:p>299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9996" calcext:value-type="float">
            <text:p>29996</text:p>
          </table:table-cell>
        </table:table-row>
        <table:table-row table:style-name="ro1">
          <table:table-cell office:value-type="float" office:value="0.00008912509" calcext:value-type="float">
            <text:p>8.91E-05</text:p>
          </table:table-cell>
          <table:table-cell office:value-type="float" office:value="32737" calcext:value-type="float">
            <text:p>327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737" calcext:value-type="float">
            <text:p>32737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35368" calcext:value-type="float">
            <text:p>3536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5368" calcext:value-type="float">
            <text:p>35368</text:p>
          </table:table-cell>
        </table:table-row>
        <table:table-row table:style-name="ro1">
          <table:table-cell office:value-type="float" office:value="0.0001122018" calcext:value-type="float">
            <text:p>1.12E-04</text:p>
          </table:table-cell>
          <table:table-cell office:value-type="float" office:value="37755" calcext:value-type="float">
            <text:p>3775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7755" calcext:value-type="float">
            <text:p>37755</text:p>
          </table:table-cell>
        </table:table-row>
        <table:table-row table:style-name="ro1">
          <table:table-cell office:value-type="float" office:value="0.0001258925" calcext:value-type="float">
            <text:p>1.26E-04</text:p>
          </table:table-cell>
          <table:table-cell office:value-type="float" office:value="40372" calcext:value-type="float">
            <text:p>4037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372" calcext:value-type="float">
            <text:p>40372</text:p>
          </table:table-cell>
        </table:table-row>
        <table:table-row table:style-name="ro1">
          <table:table-cell office:value-type="float" office:value="0.0001412538" calcext:value-type="float">
            <text:p>1.41E-04</text:p>
          </table:table-cell>
          <table:table-cell office:value-type="float" office:value="43348" calcext:value-type="float">
            <text:p>433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3348" calcext:value-type="float">
            <text:p>43348</text:p>
          </table:table-cell>
        </table:table-row>
        <table:table-row table:style-name="ro1">
          <table:table-cell office:value-type="float" office:value="0.0001584893" calcext:value-type="float">
            <text:p>1.58E-04</text:p>
          </table:table-cell>
          <table:table-cell office:value-type="float" office:value="45770" calcext:value-type="float">
            <text:p>457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5770" calcext:value-type="float">
            <text:p>45770</text:p>
          </table:table-cell>
        </table:table-row>
        <table:table-row table:style-name="ro1">
          <table:table-cell office:value-type="float" office:value="0.0001778279" calcext:value-type="float">
            <text:p>1.78E-04</text:p>
          </table:table-cell>
          <table:table-cell office:value-type="float" office:value="49085" calcext:value-type="float">
            <text:p>490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9085" calcext:value-type="float">
            <text:p>49085</text:p>
          </table:table-cell>
        </table:table-row>
        <table:table-row table:style-name="ro1">
          <table:table-cell office:value-type="float" office:value="0.0001995262" calcext:value-type="float">
            <text:p>2.00E-04</text:p>
          </table:table-cell>
          <table:table-cell office:value-type="float" office:value="51245" calcext:value-type="float">
            <text:p>512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1245" calcext:value-type="float">
            <text:p>51245</text:p>
          </table:table-cell>
        </table:table-row>
        <table:table-row table:style-name="ro1">
          <table:table-cell office:value-type="float" office:value="0.0002238721" calcext:value-type="float">
            <text:p>2.24E-04</text:p>
          </table:table-cell>
          <table:table-cell office:value-type="float" office:value="54003" calcext:value-type="float">
            <text:p>54003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199" calcext:value-type="float">
            <text:p>54199</text:p>
          </table:table-cell>
        </table:table-row>
        <table:table-row table:style-name="ro1">
          <table:table-cell office:value-type="float" office:value="0.0002511886" calcext:value-type="float">
            <text:p>2.51E-04</text:p>
          </table:table-cell>
          <table:table-cell office:value-type="float" office:value="55820" calcext:value-type="float">
            <text:p>55820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238" calcext:value-type="float">
            <text:p>56238</text:p>
          </table:table-cell>
        </table:table-row>
        <table:table-row table:style-name="ro1">
          <table:table-cell office:value-type="float" office:value="0.0002818383" calcext:value-type="float">
            <text:p>2.82E-04</text:p>
          </table:table-cell>
          <table:table-cell office:value-type="float" office:value="57811" calcext:value-type="float">
            <text:p>5781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304" calcext:value-type="float">
            <text:p>58304</text:p>
          </table:table-cell>
        </table:table-row>
        <table:table-row table:style-name="ro1">
          <table:table-cell office:value-type="float" office:value="0.0003162278" calcext:value-type="float">
            <text:p>3.16E-04</text:p>
          </table:table-cell>
          <table:table-cell office:value-type="float" office:value="59427" calcext:value-type="float">
            <text:p>59427</text:p>
          </table:table-cell>
          <table:table-cell office:value-type="float" office:value="5" calcext:value-type="float">
            <text:p>5</text:p>
          </table:table-cell>
          <table:table-cell office:value-type="float" office:value="623" calcext:value-type="float">
            <text:p>62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055" calcext:value-type="float">
            <text:p>60055</text:p>
          </table:table-cell>
        </table:table-row>
        <table:table-row table:style-name="ro1">
          <table:table-cell office:value-type="float" office:value="0.0003548134" calcext:value-type="float">
            <text:p>3.55E-04</text:p>
          </table:table-cell>
          <table:table-cell office:value-type="float" office:value="61608" calcext:value-type="float">
            <text:p>61608</text:p>
          </table:table-cell>
          <table:table-cell office:value-type="float" office:value="6" calcext:value-type="float">
            <text:p>6</text:p>
          </table:table-cell>
          <table:table-cell office:value-type="float" office:value="728" calcext:value-type="float">
            <text:p>7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342" calcext:value-type="float">
            <text:p>62342</text:p>
          </table:table-cell>
        </table:table-row>
        <table:table-row table:style-name="ro1">
          <table:table-cell office:value-type="float" office:value="0.0003981072" calcext:value-type="float">
            <text:p>3.98E-04</text:p>
          </table:table-cell>
          <table:table-cell office:value-type="float" office:value="63866" calcext:value-type="float">
            <text:p>63866</text:p>
          </table:table-cell>
          <table:table-cell office:value-type="float" office:value="13" calcext:value-type="float">
            <text:p>13</text:p>
          </table:table-cell>
          <table:table-cell office:value-type="float" office:value="909" calcext:value-type="float">
            <text:p>90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4788" calcext:value-type="float">
            <text:p>64788</text:p>
          </table:table-cell>
        </table:table-row>
        <table:table-row table:style-name="ro1">
          <table:table-cell office:value-type="float" office:value="0.0004466836" calcext:value-type="float">
            <text:p>4.47E-04</text:p>
          </table:table-cell>
          <table:table-cell office:value-type="float" office:value="65132" calcext:value-type="float">
            <text:p>65132</text:p>
          </table:table-cell>
          <table:table-cell office:value-type="float" office:value="19" calcext:value-type="float">
            <text:p>19</text:p>
          </table:table-cell>
          <table:table-cell office:value-type="float" office:value="1048" calcext:value-type="float">
            <text:p>10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6199" calcext:value-type="float">
            <text:p>66199</text:p>
          </table:table-cell>
        </table:table-row>
        <table:table-row table:style-name="ro1">
          <table:table-cell office:value-type="float" office:value="0.0005011872" calcext:value-type="float">
            <text:p>5.01E-04</text:p>
          </table:table-cell>
          <table:table-cell office:value-type="float" office:value="70556" calcext:value-type="float">
            <text:p>70556</text:p>
          </table:table-cell>
          <table:table-cell office:value-type="float" office:value="30" calcext:value-type="float">
            <text:p>30</text:p>
          </table:table-cell>
          <table:table-cell office:value-type="float" office:value="1264" calcext:value-type="float">
            <text:p>12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1850" calcext:value-type="float">
            <text:p>71850</text:p>
          </table:table-cell>
        </table:table-row>
        <table:table-row table:style-name="ro1">
          <table:table-cell office:value-type="float" office:value="0.0005623413" calcext:value-type="float">
            <text:p>5.62E-04</text:p>
          </table:table-cell>
          <table:table-cell office:value-type="float" office:value="67273" calcext:value-type="float">
            <text:p>67273</text:p>
          </table:table-cell>
          <table:table-cell office:value-type="float" office:value="44" calcext:value-type="float">
            <text:p>44</text:p>
          </table:table-cell>
          <table:table-cell office:value-type="float" office:value="1458" calcext:value-type="float">
            <text:p>14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8775" calcext:value-type="float">
            <text:p>68775</text:p>
          </table:table-cell>
        </table:table-row>
        <table:table-row table:style-name="ro1">
          <table:table-cell office:value-type="float" office:value="0.0006309573" calcext:value-type="float">
            <text:p>6.31E-04</text:p>
          </table:table-cell>
          <table:table-cell office:value-type="float" office:value="68391" calcext:value-type="float">
            <text:p>68391</text:p>
          </table:table-cell>
          <table:table-cell office:value-type="float" office:value="55" calcext:value-type="float">
            <text:p>55</text:p>
          </table:table-cell>
          <table:table-cell office:value-type="float" office:value="1727" calcext:value-type="float">
            <text:p>17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0173" calcext:value-type="float">
            <text:p>70173</text:p>
          </table:table-cell>
        </table:table-row>
        <table:table-row table:style-name="ro1">
          <table:table-cell office:value-type="float" office:value="0.0007079458" calcext:value-type="float">
            <text:p>7.08E-04</text:p>
          </table:table-cell>
          <table:table-cell office:value-type="float" office:value="70352" calcext:value-type="float">
            <text:p>70352</text:p>
          </table:table-cell>
          <table:table-cell office:value-type="float" office:value="82" calcext:value-type="float">
            <text:p>82</text:p>
          </table:table-cell>
          <table:table-cell office:value-type="float" office:value="1974" calcext:value-type="float">
            <text:p>19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2408" calcext:value-type="float">
            <text:p>72408</text:p>
          </table:table-cell>
        </table:table-row>
        <table:table-row table:style-name="ro1">
          <table:table-cell office:value-type="float" office:value="0.0007943282" calcext:value-type="float">
            <text:p>7.94E-04</text:p>
          </table:table-cell>
          <table:table-cell office:value-type="float" office:value="71275" calcext:value-type="float">
            <text:p>71275</text:p>
          </table:table-cell>
          <table:table-cell office:value-type="float" office:value="95" calcext:value-type="float">
            <text:p>95</text:p>
          </table:table-cell>
          <table:table-cell office:value-type="float" office:value="2298" calcext:value-type="float">
            <text:p>22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668" calcext:value-type="float">
            <text:p>73668</text:p>
          </table:table-cell>
        </table:table-row>
        <table:table-row table:style-name="ro1">
          <table:table-cell office:value-type="float" office:value="0.0008912509" calcext:value-type="float">
            <text:p>8.91E-04</text:p>
          </table:table-cell>
          <table:table-cell office:value-type="float" office:value="72128" calcext:value-type="float">
            <text:p>72128</text:p>
          </table:table-cell>
          <table:table-cell office:value-type="float" office:value="170" calcext:value-type="float">
            <text:p>170</text:p>
          </table:table-cell>
          <table:table-cell office:value-type="float" office:value="2586" calcext:value-type="float">
            <text:p>258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4884" calcext:value-type="float">
            <text:p>74884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72655" calcext:value-type="float">
            <text:p>72655</text:p>
          </table:table-cell>
          <table:table-cell office:value-type="float" office:value="218" calcext:value-type="float">
            <text:p>218</text:p>
          </table:table-cell>
          <table:table-cell office:value-type="float" office:value="2820" calcext:value-type="float">
            <text:p>28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693" calcext:value-type="float">
            <text:p>75693</text:p>
          </table:table-cell>
        </table:table-row>
        <table:table-row table:style-name="ro1">
          <table:table-cell office:value-type="float" office:value="0.001122018" calcext:value-type="float">
            <text:p>1.12E-03</text:p>
          </table:table-cell>
          <table:table-cell office:value-type="float" office:value="73196" calcext:value-type="float">
            <text:p>73196</text:p>
          </table:table-cell>
          <table:table-cell office:value-type="float" office:value="277" calcext:value-type="float">
            <text:p>277</text:p>
          </table:table-cell>
          <table:table-cell office:value-type="float" office:value="3089" calcext:value-type="float">
            <text:p>30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6562" calcext:value-type="float">
            <text:p>76562</text:p>
          </table:table-cell>
        </table:table-row>
        <table:table-row table:style-name="ro1">
          <table:table-cell office:value-type="float" office:value="0.001258925" calcext:value-type="float">
            <text:p>1.26E-03</text:p>
          </table:table-cell>
          <table:table-cell office:value-type="float" office:value="74101" calcext:value-type="float">
            <text:p>74101</text:p>
          </table:table-cell>
          <table:table-cell office:value-type="float" office:value="330" calcext:value-type="float">
            <text:p>330</text:p>
          </table:table-cell>
          <table:table-cell office:value-type="float" office:value="3397" calcext:value-type="float">
            <text:p>339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7828" calcext:value-type="float">
            <text:p>77828</text:p>
          </table:table-cell>
        </table:table-row>
        <table:table-row table:style-name="ro1">
          <table:table-cell office:value-type="float" office:value="0.001412538" calcext:value-type="float">
            <text:p>1.41E-03</text:p>
          </table:table-cell>
          <table:table-cell office:value-type="float" office:value="74805" calcext:value-type="float">
            <text:p>74805</text:p>
          </table:table-cell>
          <table:table-cell office:value-type="float" office:value="436" calcext:value-type="float">
            <text:p>436</text:p>
          </table:table-cell>
          <table:table-cell office:value-type="float" office:value="3568" calcext:value-type="float">
            <text:p>35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809" calcext:value-type="float">
            <text:p>78809</text:p>
          </table:table-cell>
        </table:table-row>
        <table:table-row table:style-name="ro1">
          <table:table-cell office:value-type="float" office:value="0.001584893" calcext:value-type="float">
            <text:p>1.58E-03</text:p>
          </table:table-cell>
          <table:table-cell office:value-type="float" office:value="75976" calcext:value-type="float">
            <text:p>75976</text:p>
          </table:table-cell>
          <table:table-cell office:value-type="float" office:value="509" calcext:value-type="float">
            <text:p>509</text:p>
          </table:table-cell>
          <table:table-cell office:value-type="float" office:value="3728" calcext:value-type="float">
            <text:p>37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213" calcext:value-type="float">
            <text:p>80213</text:p>
          </table:table-cell>
        </table:table-row>
        <table:table-row table:style-name="ro1">
          <table:table-cell office:value-type="float" office:value="0.001778279" calcext:value-type="float">
            <text:p>1.78E-03</text:p>
          </table:table-cell>
          <table:table-cell office:value-type="float" office:value="76418" calcext:value-type="float">
            <text:p>76418</text:p>
          </table:table-cell>
          <table:table-cell office:value-type="float" office:value="678" calcext:value-type="float">
            <text:p>678</text:p>
          </table:table-cell>
          <table:table-cell office:value-type="float" office:value="4219" calcext:value-type="float">
            <text:p>42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1315" calcext:value-type="float">
            <text:p>81315</text:p>
          </table:table-cell>
        </table:table-row>
        <table:table-row table:style-name="ro1">
          <table:table-cell office:value-type="float" office:value="0.001995262" calcext:value-type="float">
            <text:p>2.00E-03</text:p>
          </table:table-cell>
          <table:table-cell office:value-type="float" office:value="76831" calcext:value-type="float">
            <text:p>76831</text:p>
          </table:table-cell>
          <table:table-cell office:value-type="float" office:value="800" calcext:value-type="float">
            <text:p>800</text:p>
          </table:table-cell>
          <table:table-cell office:value-type="float" office:value="4698" calcext:value-type="float">
            <text:p>46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2329" calcext:value-type="float">
            <text:p>82329</text:p>
          </table:table-cell>
        </table:table-row>
        <table:table-row table:style-name="ro1">
          <table:table-cell office:value-type="float" office:value="0.002238721" calcext:value-type="float">
            <text:p>2.24E-03</text:p>
          </table:table-cell>
          <table:table-cell office:value-type="float" office:value="77711" calcext:value-type="float">
            <text:p>77711</text:p>
          </table:table-cell>
          <table:table-cell office:value-type="float" office:value="982" calcext:value-type="float">
            <text:p>982</text:p>
          </table:table-cell>
          <table:table-cell office:value-type="float" office:value="5049" calcext:value-type="float">
            <text:p>50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3742" calcext:value-type="float">
            <text:p>83742</text:p>
          </table:table-cell>
        </table:table-row>
        <table:table-row table:style-name="ro1">
          <table:table-cell office:value-type="float" office:value="0.002511886" calcext:value-type="float">
            <text:p>2.51E-03</text:p>
          </table:table-cell>
          <table:table-cell office:value-type="float" office:value="77365" calcext:value-type="float">
            <text:p>77365</text:p>
          </table:table-cell>
          <table:table-cell office:value-type="float" office:value="1183" calcext:value-type="float">
            <text:p>1183</text:p>
          </table:table-cell>
          <table:table-cell office:value-type="float" office:value="5387" calcext:value-type="float">
            <text:p>53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3935" calcext:value-type="float">
            <text:p>83935</text:p>
          </table:table-cell>
        </table:table-row>
        <table:table-row table:style-name="ro1">
          <table:table-cell office:value-type="float" office:value="0.002818383" calcext:value-type="float">
            <text:p>2.82E-03</text:p>
          </table:table-cell>
          <table:table-cell office:value-type="float" office:value="78869" calcext:value-type="float">
            <text:p>78869</text:p>
          </table:table-cell>
          <table:table-cell office:value-type="float" office:value="1343" calcext:value-type="float">
            <text:p>1343</text:p>
          </table:table-cell>
          <table:table-cell office:value-type="float" office:value="5703" calcext:value-type="float">
            <text:p>57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915" calcext:value-type="float">
            <text:p>85915</text:p>
          </table:table-cell>
        </table:table-row>
        <table:table-row table:style-name="ro1">
          <table:table-cell office:value-type="float" office:value="0.003162278" calcext:value-type="float">
            <text:p>3.16E-03</text:p>
          </table:table-cell>
          <table:table-cell office:value-type="float" office:value="79077" calcext:value-type="float">
            <text:p>79077</text:p>
          </table:table-cell>
          <table:table-cell office:value-type="float" office:value="1536" calcext:value-type="float">
            <text:p>1536</text:p>
          </table:table-cell>
          <table:table-cell office:value-type="float" office:value="6101" calcext:value-type="float">
            <text:p>61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6714" calcext:value-type="float">
            <text:p>86714</text:p>
          </table:table-cell>
        </table:table-row>
        <table:table-row table:style-name="ro1">
          <table:table-cell office:value-type="float" office:value="0.003548134" calcext:value-type="float">
            <text:p>3.55E-03</text:p>
          </table:table-cell>
          <table:table-cell office:value-type="float" office:value="80768" calcext:value-type="float">
            <text:p>80768</text:p>
          </table:table-cell>
          <table:table-cell office:value-type="float" office:value="1841" calcext:value-type="float">
            <text:p>1841</text:p>
          </table:table-cell>
          <table:table-cell office:value-type="float" office:value="6314" calcext:value-type="float">
            <text:p>63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923" calcext:value-type="float">
            <text:p>88923</text:p>
          </table:table-cell>
        </table:table-row>
        <table:table-row table:style-name="ro1">
          <table:table-cell office:value-type="float" office:value="0.003981072" calcext:value-type="float">
            <text:p>3.98E-03</text:p>
          </table:table-cell>
          <table:table-cell office:value-type="float" office:value="80884" calcext:value-type="float">
            <text:p>80884</text:p>
          </table:table-cell>
          <table:table-cell office:value-type="float" office:value="2005" calcext:value-type="float">
            <text:p>2005</text:p>
          </table:table-cell>
          <table:table-cell office:value-type="float" office:value="6590" calcext:value-type="float">
            <text:p>65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479" calcext:value-type="float">
            <text:p>89479</text:p>
          </table:table-cell>
        </table:table-row>
        <table:table-row table:style-name="ro1">
          <table:table-cell office:value-type="float" office:value="0.004466836" calcext:value-type="float">
            <text:p>4.47E-03</text:p>
          </table:table-cell>
          <table:table-cell office:value-type="float" office:value="80986" calcext:value-type="float">
            <text:p>80986</text:p>
          </table:table-cell>
          <table:table-cell office:value-type="float" office:value="2251" calcext:value-type="float">
            <text:p>2251</text:p>
          </table:table-cell>
          <table:table-cell office:value-type="float" office:value="6911" calcext:value-type="float">
            <text:p>69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148" calcext:value-type="float">
            <text:p>90148</text:p>
          </table:table-cell>
        </table:table-row>
        <table:table-row table:style-name="ro1">
          <table:table-cell office:value-type="float" office:value="0.005011872" calcext:value-type="float">
            <text:p>5.01E-03</text:p>
          </table:table-cell>
          <table:table-cell office:value-type="float" office:value="79874" calcext:value-type="float">
            <text:p>79874</text:p>
          </table:table-cell>
          <table:table-cell office:value-type="float" office:value="2531" calcext:value-type="float">
            <text:p>2531</text:p>
          </table:table-cell>
          <table:table-cell office:value-type="float" office:value="7092" calcext:value-type="float">
            <text:p>70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497" calcext:value-type="float">
            <text:p>89497</text:p>
          </table:table-cell>
        </table:table-row>
        <table:table-row table:style-name="ro1">
          <table:table-cell office:value-type="float" office:value="0.005623413" calcext:value-type="float">
            <text:p>5.62E-03</text:p>
          </table:table-cell>
          <table:table-cell office:value-type="float" office:value="79078" calcext:value-type="float">
            <text:p>79078</text:p>
          </table:table-cell>
          <table:table-cell office:value-type="float" office:value="2849" calcext:value-type="float">
            <text:p>2849</text:p>
          </table:table-cell>
          <table:table-cell office:value-type="float" office:value="7162" calcext:value-type="float">
            <text:p>71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089" calcext:value-type="float">
            <text:p>89089</text:p>
          </table:table-cell>
        </table:table-row>
        <table:table-row table:style-name="ro1">
          <table:table-cell office:value-type="float" office:value="0.006309573" calcext:value-type="float">
            <text:p>6.31E-03</text:p>
          </table:table-cell>
          <table:table-cell office:value-type="float" office:value="79795" calcext:value-type="float">
            <text:p>79795</text:p>
          </table:table-cell>
          <table:table-cell office:value-type="float" office:value="2961" calcext:value-type="float">
            <text:p>2961</text:p>
          </table:table-cell>
          <table:table-cell office:value-type="float" office:value="7621" calcext:value-type="float">
            <text:p>76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377" calcext:value-type="float">
            <text:p>90377</text:p>
          </table:table-cell>
        </table:table-row>
        <table:table-row table:style-name="ro1">
          <table:table-cell office:value-type="float" office:value="0.007079458" calcext:value-type="float">
            <text:p>7.08E-03</text:p>
          </table:table-cell>
          <table:table-cell office:value-type="float" office:value="78550" calcext:value-type="float">
            <text:p>78550</text:p>
          </table:table-cell>
          <table:table-cell office:value-type="float" office:value="3261" calcext:value-type="float">
            <text:p>3261</text:p>
          </table:table-cell>
          <table:table-cell office:value-type="float" office:value="7730" calcext:value-type="float">
            <text:p>77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541" calcext:value-type="float">
            <text:p>89541</text:p>
          </table:table-cell>
        </table:table-row>
        <table:table-row table:style-name="ro1">
          <table:table-cell office:value-type="float" office:value="0.007943282" calcext:value-type="float">
            <text:p>7.94E-03</text:p>
          </table:table-cell>
          <table:table-cell office:value-type="float" office:value="77672" calcext:value-type="float">
            <text:p>77672</text:p>
          </table:table-cell>
          <table:table-cell office:value-type="float" office:value="3606" calcext:value-type="float">
            <text:p>3606</text:p>
          </table:table-cell>
          <table:table-cell office:value-type="float" office:value="7872" calcext:value-type="float">
            <text:p>787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150" calcext:value-type="float">
            <text:p>89150</text:p>
          </table:table-cell>
        </table:table-row>
        <table:table-row table:style-name="ro1">
          <table:table-cell office:value-type="float" office:value="0.008912509" calcext:value-type="float">
            <text:p>8.91E-03</text:p>
          </table:table-cell>
          <table:table-cell office:value-type="float" office:value="77528" calcext:value-type="float">
            <text:p>77528</text:p>
          </table:table-cell>
          <table:table-cell office:value-type="float" office:value="3832" calcext:value-type="float">
            <text:p>3832</text:p>
          </table:table-cell>
          <table:table-cell office:value-type="float" office:value="7874" calcext:value-type="float">
            <text:p>78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9234" calcext:value-type="float">
            <text:p>89234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75447" calcext:value-type="float">
            <text:p>75447</text:p>
          </table:table-cell>
          <table:table-cell office:value-type="float" office:value="4066" calcext:value-type="float">
            <text:p>4066</text:p>
          </table:table-cell>
          <table:table-cell office:value-type="float" office:value="7888" calcext:value-type="float">
            <text:p>78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7401" calcext:value-type="float">
            <text:p>87401</text:p>
          </table:table-cell>
        </table:table-row>
        <table:table-row table:style-name="ro1">
          <table:table-cell office:value-type="float" office:value="0.01122018" calcext:value-type="float">
            <text:p>1.12E-02</text:p>
          </table:table-cell>
          <table:table-cell office:value-type="float" office:value="73345" calcext:value-type="float">
            <text:p>73345</text:p>
          </table:table-cell>
          <table:table-cell office:value-type="float" office:value="4310" calcext:value-type="float">
            <text:p>4310</text:p>
          </table:table-cell>
          <table:table-cell office:value-type="float" office:value="8051" calcext:value-type="float">
            <text:p>805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706" calcext:value-type="float">
            <text:p>85706</text:p>
          </table:table-cell>
        </table:table-row>
        <table:table-row table:style-name="ro1">
          <table:table-cell office:value-type="float" office:value="0.01258925" calcext:value-type="float">
            <text:p>1.26E-02</text:p>
          </table:table-cell>
          <table:table-cell office:value-type="float" office:value="72396" calcext:value-type="float">
            <text:p>72396</text:p>
          </table:table-cell>
          <table:table-cell office:value-type="float" office:value="4571" calcext:value-type="float">
            <text:p>4571</text:p>
          </table:table-cell>
          <table:table-cell office:value-type="float" office:value="8218" calcext:value-type="float">
            <text:p>82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185" calcext:value-type="float">
            <text:p>85185</text:p>
          </table:table-cell>
        </table:table-row>
        <table:table-row table:style-name="ro1">
          <table:table-cell office:value-type="float" office:value="0.01412538" calcext:value-type="float">
            <text:p>1.41E-02</text:p>
          </table:table-cell>
          <table:table-cell office:value-type="float" office:value="70087" calcext:value-type="float">
            <text:p>70087</text:p>
          </table:table-cell>
          <table:table-cell office:value-type="float" office:value="4775" calcext:value-type="float">
            <text:p>4775</text:p>
          </table:table-cell>
          <table:table-cell office:value-type="float" office:value="8254" calcext:value-type="float">
            <text:p>82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3116" calcext:value-type="float">
            <text:p>83116</text:p>
          </table:table-cell>
        </table:table-row>
        <table:table-row table:style-name="ro1">
          <table:table-cell office:value-type="float" office:value="0.01584893" calcext:value-type="float">
            <text:p>1.58E-02</text:p>
          </table:table-cell>
          <table:table-cell office:value-type="float" office:value="68099" calcext:value-type="float">
            <text:p>68099</text:p>
          </table:table-cell>
          <table:table-cell office:value-type="float" office:value="5058" calcext:value-type="float">
            <text:p>5058</text:p>
          </table:table-cell>
          <table:table-cell office:value-type="float" office:value="8158" calcext:value-type="float">
            <text:p>81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1315" calcext:value-type="float">
            <text:p>81315</text:p>
          </table:table-cell>
        </table:table-row>
        <table:table-row table:style-name="ro1">
          <table:table-cell office:value-type="float" office:value="0.01778279" calcext:value-type="float">
            <text:p>1.78E-02</text:p>
          </table:table-cell>
          <table:table-cell office:value-type="float" office:value="65531" calcext:value-type="float">
            <text:p>65531</text:p>
          </table:table-cell>
          <table:table-cell office:value-type="float" office:value="5246" calcext:value-type="float">
            <text:p>5246</text:p>
          </table:table-cell>
          <table:table-cell office:value-type="float" office:value="7812" calcext:value-type="float">
            <text:p>78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589" calcext:value-type="float">
            <text:p>78589</text:p>
          </table:table-cell>
        </table:table-row>
        <table:table-row table:style-name="ro1">
          <table:table-cell office:value-type="float" office:value="0.01995262" calcext:value-type="float">
            <text:p>2.00E-02</text:p>
          </table:table-cell>
          <table:table-cell office:value-type="float" office:value="62485" calcext:value-type="float">
            <text:p>62485</text:p>
          </table:table-cell>
          <table:table-cell office:value-type="float" office:value="5352" calcext:value-type="float">
            <text:p>5352</text:p>
          </table:table-cell>
          <table:table-cell office:value-type="float" office:value="7873" calcext:value-type="float">
            <text:p>78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710" calcext:value-type="float">
            <text:p>75710</text:p>
          </table:table-cell>
        </table:table-row>
        <table:table-row table:style-name="ro1">
          <table:table-cell office:value-type="float" office:value="0.02238721" calcext:value-type="float">
            <text:p>2.24E-02</text:p>
          </table:table-cell>
          <table:table-cell office:value-type="float" office:value="59508" calcext:value-type="float">
            <text:p>59508</text:p>
          </table:table-cell>
          <table:table-cell office:value-type="float" office:value="5547" calcext:value-type="float">
            <text:p>5547</text:p>
          </table:table-cell>
          <table:table-cell office:value-type="float" office:value="7890" calcext:value-type="float">
            <text:p>789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2945" calcext:value-type="float">
            <text:p>72945</text:p>
          </table:table-cell>
        </table:table-row>
        <table:table-row table:style-name="ro1">
          <table:table-cell office:value-type="float" office:value="0.02511886" calcext:value-type="float">
            <text:p>2.51E-02</text:p>
          </table:table-cell>
          <table:table-cell office:value-type="float" office:value="55790" calcext:value-type="float">
            <text:p>55790</text:p>
          </table:table-cell>
          <table:table-cell office:value-type="float" office:value="5754" calcext:value-type="float">
            <text:p>5754</text:p>
          </table:table-cell>
          <table:table-cell office:value-type="float" office:value="7856" calcext:value-type="float">
            <text:p>785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9400" calcext:value-type="float">
            <text:p>69400</text:p>
          </table:table-cell>
        </table:table-row>
        <table:table-row table:style-name="ro1">
          <table:table-cell office:value-type="float" office:value="0.02818383" calcext:value-type="float">
            <text:p>2.82E-02</text:p>
          </table:table-cell>
          <table:table-cell office:value-type="float" office:value="52561" calcext:value-type="float">
            <text:p>52561</text:p>
          </table:table-cell>
          <table:table-cell office:value-type="float" office:value="5932" calcext:value-type="float">
            <text:p>5932</text:p>
          </table:table-cell>
          <table:table-cell office:value-type="float" office:value="7811" calcext:value-type="float">
            <text:p>78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6304" calcext:value-type="float">
            <text:p>66304</text:p>
          </table:table-cell>
        </table:table-row>
        <table:table-row table:style-name="ro1">
          <table:table-cell office:value-type="float" office:value="0.03162278" calcext:value-type="float">
            <text:p>3.16E-02</text:p>
          </table:table-cell>
          <table:table-cell office:value-type="float" office:value="49664" calcext:value-type="float">
            <text:p>49664</text:p>
          </table:table-cell>
          <table:table-cell office:value-type="float" office:value="5958" calcext:value-type="float">
            <text:p>5958</text:p>
          </table:table-cell>
          <table:table-cell office:value-type="float" office:value="7611" calcext:value-type="float">
            <text:p>76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3233" calcext:value-type="float">
            <text:p>63233</text:p>
          </table:table-cell>
        </table:table-row>
        <table:table-row table:style-name="ro1">
          <table:table-cell office:value-type="float" office:value="0.03548134" calcext:value-type="float">
            <text:p>3.55E-02</text:p>
          </table:table-cell>
          <table:table-cell office:value-type="float" office:value="46293" calcext:value-type="float">
            <text:p>46293</text:p>
          </table:table-cell>
          <table:table-cell office:value-type="float" office:value="6038" calcext:value-type="float">
            <text:p>6038</text:p>
          </table:table-cell>
          <table:table-cell office:value-type="float" office:value="7395" calcext:value-type="float">
            <text:p>73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9726" calcext:value-type="float">
            <text:p>59726</text:p>
          </table:table-cell>
        </table:table-row>
        <table:table-row table:style-name="ro1">
          <table:table-cell office:value-type="float" office:value="0.03981072" calcext:value-type="float">
            <text:p>3.98E-02</text:p>
          </table:table-cell>
          <table:table-cell office:value-type="float" office:value="42680" calcext:value-type="float">
            <text:p>42680</text:p>
          </table:table-cell>
          <table:table-cell office:value-type="float" office:value="5876" calcext:value-type="float">
            <text:p>5876</text:p>
          </table:table-cell>
          <table:table-cell office:value-type="float" office:value="7145" calcext:value-type="float">
            <text:p>714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701" calcext:value-type="float">
            <text:p>55701</text:p>
          </table:table-cell>
        </table:table-row>
        <table:table-row table:style-name="ro1">
          <table:table-cell office:value-type="float" office:value="0.04466836" calcext:value-type="float">
            <text:p>4.47E-02</text:p>
          </table:table-cell>
          <table:table-cell office:value-type="float" office:value="39858" calcext:value-type="float">
            <text:p>39858</text:p>
          </table:table-cell>
          <table:table-cell office:value-type="float" office:value="6097" calcext:value-type="float">
            <text:p>6097</text:p>
          </table:table-cell>
          <table:table-cell office:value-type="float" office:value="7146" calcext:value-type="float">
            <text:p>714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101" calcext:value-type="float">
            <text:p>53101</text:p>
          </table:table-cell>
        </table:table-row>
        <table:table-row table:style-name="ro1">
          <table:table-cell office:value-type="float" office:value="0.05011872" calcext:value-type="float">
            <text:p>5.01E-02</text:p>
          </table:table-cell>
          <table:table-cell office:value-type="float" office:value="35424" calcext:value-type="float">
            <text:p>35424</text:p>
          </table:table-cell>
          <table:table-cell office:value-type="float" office:value="6144" calcext:value-type="float">
            <text:p>6144</text:p>
          </table:table-cell>
          <table:table-cell office:value-type="float" office:value="7101" calcext:value-type="float">
            <text:p>71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669" calcext:value-type="float">
            <text:p>48669</text:p>
          </table:table-cell>
        </table:table-row>
        <table:table-row table:style-name="ro1">
          <table:table-cell office:value-type="float" office:value="0.05623413" calcext:value-type="float">
            <text:p>5.62E-02</text:p>
          </table:table-cell>
          <table:table-cell office:value-type="float" office:value="33035" calcext:value-type="float">
            <text:p>33035</text:p>
          </table:table-cell>
          <table:table-cell office:value-type="float" office:value="6284" calcext:value-type="float">
            <text:p>6284</text:p>
          </table:table-cell>
          <table:table-cell office:value-type="float" office:value="6818" calcext:value-type="float">
            <text:p>68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6137" calcext:value-type="float">
            <text:p>46137</text:p>
          </table:table-cell>
        </table:table-row>
        <table:table-row table:style-name="ro1">
          <table:table-cell office:value-type="float" office:value="0.06309573" calcext:value-type="float">
            <text:p>6.31E-02</text:p>
          </table:table-cell>
          <table:table-cell office:value-type="float" office:value="30276" calcext:value-type="float">
            <text:p>30276</text:p>
          </table:table-cell>
          <table:table-cell office:value-type="float" office:value="6059" calcext:value-type="float">
            <text:p>6059</text:p>
          </table:table-cell>
          <table:table-cell office:value-type="float" office:value="6765" calcext:value-type="float">
            <text:p>676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100" calcext:value-type="float">
            <text:p>43100</text:p>
          </table:table-cell>
        </table:table-row>
        <table:table-row table:style-name="ro1">
          <table:table-cell office:value-type="float" office:value="0.07079458" calcext:value-type="float">
            <text:p>7.08E-02</text:p>
          </table:table-cell>
          <table:table-cell office:value-type="float" office:value="27813" calcext:value-type="float">
            <text:p>27813</text:p>
          </table:table-cell>
          <table:table-cell office:value-type="float" office:value="6173" calcext:value-type="float">
            <text:p>6173</text:p>
          </table:table-cell>
          <table:table-cell office:value-type="float" office:value="6450" calcext:value-type="float">
            <text:p>64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436" calcext:value-type="float">
            <text:p>40436</text:p>
          </table:table-cell>
        </table:table-row>
        <table:table-row table:style-name="ro1">
          <table:table-cell office:value-type="float" office:value="0.07943282" calcext:value-type="float">
            <text:p>7.94E-02</text:p>
          </table:table-cell>
          <table:table-cell office:value-type="float" office:value="25003" calcext:value-type="float">
            <text:p>25003</text:p>
          </table:table-cell>
          <table:table-cell office:value-type="float" office:value="6168" calcext:value-type="float">
            <text:p>6168</text:p>
          </table:table-cell>
          <table:table-cell office:value-type="float" office:value="6416" calcext:value-type="float">
            <text:p>64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7587" calcext:value-type="float">
            <text:p>37587</text:p>
          </table:table-cell>
        </table:table-row>
        <table:table-row table:style-name="ro1">
          <table:table-cell office:value-type="float" office:value="0.08912509" calcext:value-type="float">
            <text:p>8.91E-02</text:p>
          </table:table-cell>
          <table:table-cell office:value-type="float" office:value="22961" calcext:value-type="float">
            <text:p>22961</text:p>
          </table:table-cell>
          <table:table-cell office:value-type="float" office:value="6199" calcext:value-type="float">
            <text:p>6199</text:p>
          </table:table-cell>
          <table:table-cell office:value-type="float" office:value="6377" calcext:value-type="float">
            <text:p>63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5537" calcext:value-type="float">
            <text:p>35537</text:p>
          </table:table-cell>
        </table:table-row>
        <table:table-row table:style-name="ro1">
          <table:table-cell office:value-type="float" office:value="0.1" calcext:value-type="float">
            <text:p>1.00E-01</text:p>
          </table:table-cell>
          <table:table-cell office:value-type="float" office:value="20603" calcext:value-type="float">
            <text:p>20603</text:p>
          </table:table-cell>
          <table:table-cell office:value-type="float" office:value="6199" calcext:value-type="float">
            <text:p>6199</text:p>
          </table:table-cell>
          <table:table-cell office:value-type="float" office:value="6062" calcext:value-type="float">
            <text:p>606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864" calcext:value-type="float">
            <text:p>32864</text:p>
          </table:table-cell>
        </table:table-row>
        <table:table-row table:style-name="ro1">
          <table:table-cell office:value-type="float" office:value="0.1122018" calcext:value-type="float">
            <text:p>1.12E-01</text:p>
          </table:table-cell>
          <table:table-cell office:value-type="float" office:value="18748" calcext:value-type="float">
            <text:p>18748</text:p>
          </table:table-cell>
          <table:table-cell office:value-type="float" office:value="6217" calcext:value-type="float">
            <text:p>6217</text:p>
          </table:table-cell>
          <table:table-cell office:value-type="float" office:value="6053" calcext:value-type="float">
            <text:p>6053</text:p>
          </table:table-cell>
          <table:table-cell office:value-type="float" office:value="190" calcext:value-type="float">
            <text:p>190</text:p>
          </table:table-cell>
          <table:table-cell office:value-type="float" office:value="196" calcext:value-type="float">
            <text:p>1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404" calcext:value-type="float">
            <text:p>31404</text:p>
          </table:table-cell>
        </table:table-row>
        <table:table-row table:style-name="ro1">
          <table:table-cell office:value-type="float" office:value="0.1258925" calcext:value-type="float">
            <text:p>1.26E-01</text:p>
          </table:table-cell>
          <table:table-cell office:value-type="float" office:value="16916" calcext:value-type="float">
            <text:p>16916</text:p>
          </table:table-cell>
          <table:table-cell office:value-type="float" office:value="6155" calcext:value-type="float">
            <text:p>6155</text:p>
          </table:table-cell>
          <table:table-cell office:value-type="float" office:value="5878" calcext:value-type="float">
            <text:p>5878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467" calcext:value-type="float">
            <text:p>29467</text:p>
          </table:table-cell>
        </table:table-row>
        <table:table-row table:style-name="ro1">
          <table:table-cell office:value-type="float" office:value="0.1412538" calcext:value-type="float">
            <text:p>1.41E-01</text:p>
          </table:table-cell>
          <table:table-cell office:value-type="float" office:value="15057" calcext:value-type="float">
            <text:p>15057</text:p>
          </table:table-cell>
          <table:table-cell office:value-type="float" office:value="6198" calcext:value-type="float">
            <text:p>6198</text:p>
          </table:table-cell>
          <table:table-cell office:value-type="float" office:value="5821" calcext:value-type="float">
            <text:p>5821</text:p>
          </table:table-cell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float" office:value="0.1584893" calcext:value-type="float">
            <text:p>1.58E-01</text:p>
          </table:table-cell>
          <table:table-cell office:value-type="float" office:value="13598" calcext:value-type="float">
            <text:p>13598</text:p>
          </table:table-cell>
          <table:table-cell office:value-type="float" office:value="5934" calcext:value-type="float">
            <text:p>5934</text:p>
          </table:table-cell>
          <table:table-cell office:value-type="float" office:value="5642" calcext:value-type="float">
            <text:p>5642</text:p>
          </table:table-cell>
          <table:table-cell office:value-type="float" office:value="423" calcext:value-type="float">
            <text:p>423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80" calcext:value-type="float">
            <text:p>26080</text:p>
          </table:table-cell>
        </table:table-row>
        <table:table-row table:style-name="ro1">
          <table:table-cell office:value-type="float" office:value="0.1778279" calcext:value-type="float">
            <text:p>1.78E-01</text:p>
          </table:table-cell>
          <table:table-cell office:value-type="float" office:value="12304" calcext:value-type="float">
            <text:p>12304</text:p>
          </table:table-cell>
          <table:table-cell office:value-type="float" office:value="5889" calcext:value-type="float">
            <text:p>5889</text:p>
          </table:table-cell>
          <table:table-cell office:value-type="float" office:value="5442" calcext:value-type="float">
            <text:p>5442</text:p>
          </table:table-cell>
          <table:table-cell office:value-type="float" office:value="616" calcext:value-type="float">
            <text:p>616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07" calcext:value-type="float">
            <text:p>24907</text:p>
          </table:table-cell>
        </table:table-row>
        <table:table-row table:style-name="ro1">
          <table:table-cell office:value-type="float" office:value="0.1995262" calcext:value-type="float">
            <text:p>2.00E-01</text:p>
          </table:table-cell>
          <table:table-cell office:value-type="float" office:value="10885" calcext:value-type="float">
            <text:p>10885</text:p>
          </table:table-cell>
          <table:table-cell office:value-type="float" office:value="5996" calcext:value-type="float">
            <text:p>5996</text:p>
          </table:table-cell>
          <table:table-cell office:value-type="float" office:value="5423" calcext:value-type="float">
            <text:p>5423</text:p>
          </table:table-cell>
          <table:table-cell office:value-type="float" office:value="929" calcext:value-type="float">
            <text:p>929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87" calcext:value-type="float">
            <text:p>24187</text:p>
          </table:table-cell>
        </table:table-row>
        <table:table-row table:style-name="ro1">
          <table:table-cell office:value-type="float" office:value="0.2238721" calcext:value-type="float">
            <text:p>2.24E-01</text:p>
          </table:table-cell>
          <table:table-cell office:value-type="float" office:value="9658" calcext:value-type="float">
            <text:p>9658</text:p>
          </table:table-cell>
          <table:table-cell office:value-type="float" office:value="5865" calcext:value-type="float">
            <text:p>5865</text:p>
          </table:table-cell>
          <table:table-cell office:value-type="float" office:value="5136" calcext:value-type="float">
            <text:p>5136</text:p>
          </table:table-cell>
          <table:table-cell office:value-type="float" office:value="1688" calcext:value-type="float">
            <text:p>1688</text:p>
          </table:table-cell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64" calcext:value-type="float">
            <text:p>23864</text:p>
          </table:table-cell>
        </table:table-row>
        <table:table-row table:style-name="ro1">
          <table:table-cell office:value-type="float" office:value="0.2511886" calcext:value-type="float">
            <text:p>2.51E-01</text:p>
          </table:table-cell>
          <table:table-cell office:value-type="float" office:value="8318" calcext:value-type="float">
            <text:p>8318</text:p>
          </table:table-cell>
          <table:table-cell office:value-type="float" office:value="5528" calcext:value-type="float">
            <text:p>5528</text:p>
          </table:table-cell>
          <table:table-cell office:value-type="float" office:value="5003" calcext:value-type="float">
            <text:p>5003</text:p>
          </table:table-cell>
          <table:table-cell office:value-type="float" office:value="2122" calcext:value-type="float">
            <text:p>2122</text:p>
          </table:table-cell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03" calcext:value-type="float">
            <text:p>22903</text:p>
          </table:table-cell>
        </table:table-row>
        <table:table-row table:style-name="ro1">
          <table:table-cell office:value-type="float" office:value="0.2818383" calcext:value-type="float">
            <text:p>2.82E-01</text:p>
          </table:table-cell>
          <table:table-cell office:value-type="float" office:value="7592" calcext:value-type="float">
            <text:p>7592</text:p>
          </table:table-cell>
          <table:table-cell office:value-type="float" office:value="5565" calcext:value-type="float">
            <text:p>5565</text:p>
          </table:table-cell>
          <table:table-cell office:value-type="float" office:value="4844" calcext:value-type="float">
            <text:p>4844</text:p>
          </table:table-cell>
          <table:table-cell office:value-type="float" office:value="2580" calcext:value-type="float">
            <text:p>2580</text:p>
          </table:table-cell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58" calcext:value-type="float">
            <text:p>3458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3" calcext:value-type="float">
            <text:p>26703</text:p>
          </table:table-cell>
        </table:table-row>
        <table:table-row table:style-name="ro1">
          <table:table-cell office:value-type="float" office:value="0.3162278" calcext:value-type="float">
            <text:p>3.16E-01</text:p>
          </table:table-cell>
          <table:table-cell office:value-type="float" office:value="6617" calcext:value-type="float">
            <text:p>6617</text:p>
          </table:table-cell>
          <table:table-cell office:value-type="float" office:value="5373" calcext:value-type="float">
            <text:p>5373</text:p>
          </table:table-cell>
          <table:table-cell office:value-type="float" office:value="4735" calcext:value-type="float">
            <text:p>4735</text:p>
          </table:table-cell>
          <table:table-cell office:value-type="float" office:value="3048" calcext:value-type="float">
            <text:p>3048</text:p>
          </table:table-cell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646" calcext:value-type="float">
            <text:p>23646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37" calcext:value-type="float">
            <text:p>48137</text:p>
          </table:table-cell>
        </table:table-row>
        <table:table-row table:style-name="ro1">
          <table:table-cell office:value-type="float" office:value="0.3548134" calcext:value-type="float">
            <text:p>3.55E-01</text:p>
          </table:table-cell>
          <table:table-cell office:value-type="float" office:value="5856" calcext:value-type="float">
            <text:p>5856</text:p>
          </table:table-cell>
          <table:table-cell office:value-type="float" office:value="5139" calcext:value-type="float">
            <text:p>5139</text:p>
          </table:table-cell>
          <table:table-cell office:value-type="float" office:value="4273" calcext:value-type="float">
            <text:p>4273</text:p>
          </table:table-cell>
          <table:table-cell office:value-type="float" office:value="3550" calcext:value-type="float">
            <text:p>3550</text:p>
          </table:table-cell>
          <table:table-cell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465" calcext:value-type="float">
            <text:p>25465</text:p>
          </table:table-cell>
          <table:table-cell office:value-type="float" office:value="2180" calcext:value-type="float">
            <text:p>2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71" calcext:value-type="float">
            <text:p>49871</text:p>
          </table:table-cell>
        </table:table-row>
        <table:table-row table:style-name="ro1">
          <table:table-cell office:value-type="float" office:value="0.3981072" calcext:value-type="float">
            <text:p>3.98E-01</text:p>
          </table:table-cell>
          <table:table-cell office:value-type="float" office:value="5235" calcext:value-type="float">
            <text:p>5235</text:p>
          </table:table-cell>
          <table:table-cell office:value-type="float" office:value="4955" calcext:value-type="float">
            <text:p>4955</text:p>
          </table:table-cell>
          <table:table-cell office:value-type="float" office:value="4217" calcext:value-type="float">
            <text:p>4217</text:p>
          </table:table-cell>
          <table:table-cell office:value-type="float" office:value="4398" calcext:value-type="float">
            <text:p>4398</text:p>
          </table:table-cell>
          <table:table-cell office:value-type="float" office:value="3904" calcext:value-type="float">
            <text:p>390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312" calcext:value-type="float">
            <text:p>25312</text:p>
          </table:table-cell>
          <table:table-cell office:value-type="float" office:value="2429" calcext:value-type="float">
            <text:p>2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float" office:value="0.4466836" calcext:value-type="float">
            <text:p>4.47E-01</text:p>
          </table:table-cell>
          <table:table-cell office:value-type="float" office:value="4417" calcext:value-type="float">
            <text:p>4417</text:p>
          </table:table-cell>
          <table:table-cell office:value-type="float" office:value="4846" calcext:value-type="float">
            <text:p>4846</text:p>
          </table:table-cell>
          <table:table-cell office:value-type="float" office:value="3979" calcext:value-type="float">
            <text:p>3979</text:p>
          </table:table-cell>
          <table:table-cell office:value-type="float" office:value="5121" calcext:value-type="float">
            <text:p>5121</text:p>
          </table:table-cell>
          <table:table-cell office:value-type="float" office:value="4539" calcext:value-type="float">
            <text:p>45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272" calcext:value-type="float">
            <text:p>25272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24" calcext:value-type="float">
            <text:p>50824</text:p>
          </table:table-cell>
        </table:table-row>
        <table:table-row table:style-name="ro1">
          <table:table-cell office:value-type="float" office:value="0.5011872" calcext:value-type="float">
            <text:p>5.01E-01</text:p>
          </table:table-cell>
          <table:table-cell office:value-type="float" office:value="3912" calcext:value-type="float">
            <text:p>3912</text:p>
          </table:table-cell>
          <table:table-cell office:value-type="float" office:value="4536" calcext:value-type="float">
            <text:p>4536</text:p>
          </table:table-cell>
          <table:table-cell office:value-type="float" office:value="3749" calcext:value-type="float">
            <text:p>3749</text:p>
          </table:table-cell>
          <table:table-cell office:value-type="float" office:value="5877" calcext:value-type="float">
            <text:p>5877</text:p>
          </table:table-cell>
          <table:table-cell office:value-type="float" office:value="5187" calcext:value-type="float">
            <text:p>51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084" calcext:value-type="float">
            <text:p>25084</text:p>
          </table:table-cell>
          <table:table-cell office:value-type="float" office:value="2747" calcext:value-type="float">
            <text:p>2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14" calcext:value-type="float">
            <text:p>51114</text:p>
          </table:table-cell>
        </table:table-row>
        <table:table-row table:style-name="ro1">
          <table:table-cell office:value-type="float" office:value="0.5623413" calcext:value-type="float">
            <text:p>5.62E-01</text:p>
          </table:table-cell>
          <table:table-cell office:value-type="float" office:value="3188" calcext:value-type="float">
            <text:p>3188</text:p>
          </table:table-cell>
          <table:table-cell office:value-type="float" office:value="4128" calcext:value-type="float">
            <text:p>4128</text:p>
          </table:table-cell>
          <table:table-cell office:value-type="float" office:value="3483" calcext:value-type="float">
            <text:p>3483</text:p>
          </table:table-cell>
          <table:table-cell office:value-type="float" office:value="6653" calcext:value-type="float">
            <text:p>6653</text:p>
          </table:table-cell>
          <table:table-cell office:value-type="float" office:value="5980" calcext:value-type="float">
            <text:p>59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3008" calcext:value-type="float">
            <text:p>23008</text:p>
          </table:table-cell>
          <table:table-cell office:value-type="float" office:value="2895" calcext:value-type="float">
            <text:p>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63" calcext:value-type="float">
            <text:p>49363</text:p>
          </table:table-cell>
        </table:table-row>
        <table:table-row table:style-name="ro1">
          <table:table-cell office:value-type="float" office:value="0.6309573" calcext:value-type="float">
            <text:p>6.31E-01</text:p>
          </table:table-cell>
          <table:table-cell office:value-type="float" office:value="2740" calcext:value-type="float">
            <text:p>2740</text:p>
          </table:table-cell>
          <table:table-cell office:value-type="float" office:value="3969" calcext:value-type="float">
            <text:p>3969</text:p>
          </table:table-cell>
          <table:table-cell office:value-type="float" office:value="3212" calcext:value-type="float">
            <text:p>3212</text:p>
          </table:table-cell>
          <table:table-cell office:value-type="float" office:value="7626" calcext:value-type="float">
            <text:p>7626</text:p>
          </table:table-cell>
          <table:table-cell office:value-type="float" office:value="6601" calcext:value-type="float">
            <text:p>66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502" calcext:value-type="float">
            <text:p>19502</text:p>
          </table:table-cell>
          <table:table-cell office:value-type="float" office:value="2787" calcext:value-type="float">
            <text:p>27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461" calcext:value-type="float">
            <text:p>46461</text:p>
          </table:table-cell>
        </table:table-row>
        <table:table-row table:style-name="ro1">
          <table:table-cell office:value-type="float" office:value="0.7079458" calcext:value-type="float">
            <text:p>7.08E-01</text:p>
          </table:table-cell>
          <table:table-cell office:value-type="float" office:value="2343" calcext:value-type="float">
            <text:p>2343</text:p>
          </table:table-cell>
          <table:table-cell office:value-type="float" office:value="3584" calcext:value-type="float">
            <text:p>3584</text:p>
          </table:table-cell>
          <table:table-cell office:value-type="float" office:value="2915" calcext:value-type="float">
            <text:p>2915</text:p>
          </table:table-cell>
          <table:table-cell office:value-type="float" office:value="8691" calcext:value-type="float">
            <text:p>8691</text:p>
          </table:table-cell>
          <table:table-cell office:value-type="float" office:value="7568" calcext:value-type="float">
            <text:p>75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249" calcext:value-type="float">
            <text:p>15249</text:p>
          </table:table-cell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033" calcext:value-type="float">
            <text:p>43033</text:p>
          </table:table-cell>
        </table:table-row>
        <table:table-row table:style-name="ro1">
          <table:table-cell office:value-type="float" office:value="0.7943282" calcext:value-type="float">
            <text:p>7.94E-01</text:p>
          </table:table-cell>
          <table:table-cell office:value-type="float" office:value="1856" calcext:value-type="float">
            <text:p>1856</text:p>
          </table:table-cell>
          <table:table-cell office:value-type="float" office:value="3420" calcext:value-type="float">
            <text:p>3420</text:p>
          </table:table-cell>
          <table:table-cell office:value-type="float" office:value="2789" calcext:value-type="float">
            <text:p>2789</text:p>
          </table:table-cell>
          <table:table-cell office:value-type="float" office:value="9720" calcext:value-type="float">
            <text:p>9720</text:p>
          </table:table-cell>
          <table:table-cell office:value-type="float" office:value="8293" calcext:value-type="float">
            <text:p>82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877" calcext:value-type="float">
            <text:p>11877</text:p>
          </table:table-cell>
          <table:table-cell office:value-type="float" office:value="2475" calcext:value-type="float">
            <text:p>2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48" calcext:value-type="float">
            <text:p>40448</text:p>
          </table:table-cell>
        </table:table-row>
        <table:table-row table:style-name="ro1">
          <table:table-cell office:value-type="float" office:value="0.8912509" calcext:value-type="float">
            <text:p>8.91E-01</text:p>
          </table:table-cell>
          <table:table-cell office:value-type="float" office:value="1582" calcext:value-type="float">
            <text:p>1582</text:p>
          </table:table-cell>
          <table:table-cell office:value-type="float" office:value="3057" calcext:value-type="float">
            <text:p>3057</text:p>
          </table:table-cell>
          <table:table-cell office:value-type="float" office:value="2506" calcext:value-type="float">
            <text:p>2506</text:p>
          </table:table-cell>
          <table:table-cell office:value-type="float" office:value="10775" calcext:value-type="float">
            <text:p>10775</text:p>
          </table:table-cell>
          <table:table-cell office:value-type="float" office:value="8983" calcext:value-type="float">
            <text:p>898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952" calcext:value-type="float">
            <text:p>8952</text:p>
          </table:table-cell>
          <table:table-cell office:value-type="float" office:value="2353" calcext:value-type="float">
            <text:p>2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31" calcext:value-type="float">
            <text:p>38231</text:p>
          </table:table-cell>
        </table:table-row>
        <table:table-row table:style-name="ro1">
          <table:table-cell office:value-type="float" office:value="1" calcext:value-type="float">
            <text:p>1.00E+00</text:p>
          </table:table-cell>
          <table:table-cell office:value-type="float" office:value="1299" calcext:value-type="float">
            <text:p>1299</text:p>
          </table:table-cell>
          <table:table-cell office:value-type="float" office:value="2775" calcext:value-type="float">
            <text:p>2775</text:p>
          </table:table-cell>
          <table:table-cell office:value-type="float" office:value="2167" calcext:value-type="float">
            <text:p>2167</text:p>
          </table:table-cell>
          <table:table-cell office:value-type="float" office:value="11817" calcext:value-type="float">
            <text:p>11817</text:p>
          </table:table-cell>
          <table:table-cell office:value-type="float" office:value="9888" calcext:value-type="float">
            <text:p>988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718" calcext:value-type="float">
            <text:p>6718</text:p>
          </table:table-cell>
          <table:table-cell office:value-type="float" office:value="2076" calcext:value-type="float">
            <text:p>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61" calcext:value-type="float">
            <text:p>36761</text:p>
          </table:table-cell>
        </table:table-row>
        <table:table-row table:style-name="ro1">
          <table:table-cell office:value-type="float" office:value="1.122018" calcext:value-type="float">
            <text:p>1.12E+00</text:p>
          </table:table-cell>
          <table:table-cell office:value-type="float" office:value="1091" calcext:value-type="float">
            <text:p>1091</text:p>
          </table:table-cell>
          <table:table-cell office:value-type="float" office:value="2435" calcext:value-type="float">
            <text:p>2435</text:p>
          </table:table-cell>
          <table:table-cell office:value-type="float" office:value="1980" calcext:value-type="float">
            <text:p>1980</text:p>
          </table:table-cell>
          <table:table-cell office:value-type="float" office:value="12820" calcext:value-type="float">
            <text:p>12820</text:p>
          </table:table-cell>
          <table:table-cell office:value-type="float" office:value="10841" calcext:value-type="float">
            <text:p>108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394" calcext:value-type="float">
            <text:p>5394</text:p>
          </table:table-cell>
          <table:table-cell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" calcext:value-type="float">
            <text:p>36451</text:p>
          </table:table-cell>
        </table:table-row>
        <table:table-row table:style-name="ro1">
          <table:table-cell office:value-type="float" office:value="1.258925" calcext:value-type="float">
            <text:p>1.26E+00</text:p>
          </table:table-cell>
          <table:table-cell office:value-type="float" office:value="910" calcext:value-type="float">
            <text:p>910</text:p>
          </table:table-cell>
          <table:table-cell office:value-type="float" office:value="2079" calcext:value-type="float">
            <text:p>2079</text:p>
          </table:table-cell>
          <table:table-cell office:value-type="float" office:value="1653" calcext:value-type="float">
            <text:p>1653</text:p>
          </table:table-cell>
          <table:table-cell office:value-type="float" office:value="13863" calcext:value-type="float">
            <text:p>13863</text:p>
          </table:table-cell>
          <table:table-cell office:value-type="float" office:value="11468" calcext:value-type="float">
            <text:p>114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299" calcext:value-type="float">
            <text:p>4299</text:p>
          </table:table-cell>
          <table:table-cell office:value-type="float" office:value="1584" calcext:value-type="float">
            <text:p>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78" calcext:value-type="float">
            <text:p>35878</text:p>
          </table:table-cell>
        </table:table-row>
        <table:table-row table:style-name="ro1">
          <table:table-cell office:value-type="float" office:value="1.412538" calcext:value-type="float">
            <text:p>1.41E+00</text:p>
          </table:table-cell>
          <table:table-cell office:value-type="float" office:value="747" calcext:value-type="float">
            <text:p>747</text:p>
          </table:table-cell>
          <table:table-cell office:value-type="float" office:value="1828" calcext:value-type="float">
            <text:p>1828</text:p>
          </table:table-cell>
          <table:table-cell office:value-type="float" office:value="1453" calcext:value-type="float">
            <text:p>1453</text:p>
          </table:table-cell>
          <table:table-cell office:value-type="float" office:value="14929" calcext:value-type="float">
            <text:p>14929</text:p>
          </table:table-cell>
          <table:table-cell office:value-type="float" office:value="12435" calcext:value-type="float">
            <text:p>124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81" calcext:value-type="float">
            <text:p>3381</text:p>
          </table:table-cell>
          <table:table-cell office:value-type="float" office:value="1398" calcext:value-type="float">
            <text:p>1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96" calcext:value-type="float">
            <text:p>36196</text:p>
          </table:table-cell>
        </table:table-row>
        <table:table-row table:style-name="ro1">
          <table:table-cell office:value-type="float" office:value="1.584893" calcext:value-type="float">
            <text:p>1.58E+00</text:p>
          </table:table-cell>
          <table:table-cell office:value-type="float" office:value="572" calcext:value-type="float">
            <text:p>572</text:p>
          </table:table-cell>
          <table:table-cell office:value-type="float" office:value="1494" calcext:value-type="float">
            <text:p>1494</text:p>
          </table:table-cell>
          <table:table-cell office:value-type="float" office:value="1184" calcext:value-type="float">
            <text:p>1184</text:p>
          </table:table-cell>
          <table:table-cell office:value-type="float" office:value="15761" calcext:value-type="float">
            <text:p>15761</text:p>
          </table:table-cell>
          <table:table-cell office:value-type="float" office:value="12933" calcext:value-type="float">
            <text:p>129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11" calcext:value-type="float">
            <text:p>2611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812" calcext:value-type="float">
            <text:p>35812</text:p>
          </table:table-cell>
        </table:table-row>
        <table:table-row table:style-name="ro1">
          <table:table-cell office:value-type="float" office:value="1.778279" calcext:value-type="float">
            <text:p>1.78E+00</text:p>
          </table:table-cell>
          <table:table-cell office:value-type="float" office:value="421" calcext:value-type="float">
            <text:p>421</text:p>
          </table:table-cell>
          <table:table-cell office:value-type="float" office:value="1222" calcext:value-type="float">
            <text:p>1222</text:p>
          </table:table-cell>
          <table:table-cell office:value-type="float" office:value="965" calcext:value-type="float">
            <text:p>965</text:p>
          </table:table-cell>
          <table:table-cell office:value-type="float" office:value="16477" calcext:value-type="float">
            <text:p>16477</text:p>
          </table:table-cell>
          <table:table-cell office:value-type="float" office:value="13621" calcext:value-type="float">
            <text:p>136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81" calcext:value-type="float">
            <text:p>2081</text:p>
          </table:table-cell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786" calcext:value-type="float">
            <text:p>35786</text:p>
          </table:table-cell>
        </table:table-row>
        <table:table-row table:style-name="ro1">
          <table:table-cell office:value-type="float" office:value="1.995262" calcext:value-type="float">
            <text:p>2.00E+00</text:p>
          </table:table-cell>
          <table:table-cell office:value-type="float" office:value="323" calcext:value-type="float">
            <text:p>323</text:p>
          </table:table-cell>
          <table:table-cell office:value-type="float" office:value="1058" calcext:value-type="float">
            <text:p>1058</text:p>
          </table:table-cell>
          <table:table-cell office:value-type="float" office:value="855" calcext:value-type="float">
            <text:p>855</text:p>
          </table:table-cell>
          <table:table-cell office:value-type="float" office:value="17160" calcext:value-type="float">
            <text:p>17160</text:p>
          </table:table-cell>
          <table:table-cell office:value-type="float" office:value="14090" calcext:value-type="float">
            <text:p>140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11" calcext:value-type="float">
            <text:p>1511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871" calcext:value-type="float">
            <text:p>35871</text:p>
          </table:table-cell>
        </table:table-row>
        <table:table-row table:style-name="ro1">
          <table:table-cell office:value-type="float" office:value="2.238721" calcext:value-type="float">
            <text:p>2.24E+00</text:p>
          </table:table-cell>
          <table:table-cell office:value-type="float" office:value="274" calcext:value-type="float">
            <text:p>274</text:p>
          </table:table-cell>
          <table:table-cell office:value-type="float" office:value="825" calcext:value-type="float">
            <text:p>825</text:p>
          </table:table-cell>
          <table:table-cell office:value-type="float" office:value="660" calcext:value-type="float">
            <text:p>660</text:p>
          </table:table-cell>
          <table:table-cell office:value-type="float" office:value="17812" calcext:value-type="float">
            <text:p>17812</text:p>
          </table:table-cell>
          <table:table-cell office:value-type="float" office:value="14365" calcext:value-type="float">
            <text:p>143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98" calcext:value-type="float">
            <text:p>1198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46" calcext:value-type="float">
            <text:p>35846</text:p>
          </table:table-cell>
        </table:table-row>
        <table:table-row table:style-name="ro1">
          <table:table-cell office:value-type="float" office:value="2.511886" calcext:value-type="float">
            <text:p>2.51E+00</text:p>
          </table:table-cell>
          <table:table-cell office:value-type="float" office:value="221" calcext:value-type="float">
            <text:p>221</text:p>
          </table:table-cell>
          <table:table-cell office:value-type="float" office:value="658" calcext:value-type="float">
            <text:p>658</text:p>
          </table:table-cell>
          <table:table-cell office:value-type="float" office:value="553" calcext:value-type="float">
            <text:p>553</text:p>
          </table:table-cell>
          <table:table-cell office:value-type="float" office:value="18330" calcext:value-type="float">
            <text:p>18330</text:p>
          </table:table-cell>
          <table:table-cell office:value-type="float" office:value="14629" calcext:value-type="float">
            <text:p>146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12" calcext:value-type="float">
            <text:p>912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896" calcext:value-type="float">
            <text:p>35896</text:p>
          </table:table-cell>
        </table:table-row>
        <table:table-row table:style-name="ro1">
          <table:table-cell office:value-type="float" office:value="2.818383" calcext:value-type="float">
            <text:p>2.82E+00</text:p>
          </table:table-cell>
          <table:table-cell office:value-type="float" office:value="168" calcext:value-type="float">
            <text:p>168</text:p>
          </table:table-cell>
          <table:table-cell office:value-type="float" office:value="536" calcext:value-type="float">
            <text:p>536</text:p>
          </table:table-cell>
          <table:table-cell office:value-type="float" office:value="400" calcext:value-type="float">
            <text:p>400</text:p>
          </table:table-cell>
          <table:table-cell office:value-type="float" office:value="18166" calcext:value-type="float">
            <text:p>18166</text:p>
          </table:table-cell>
          <table:table-cell office:value-type="float" office:value="14666" calcext:value-type="float">
            <text:p>14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8" calcext:value-type="float">
            <text:p>708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158" calcext:value-type="float">
            <text:p>35158</text:p>
          </table:table-cell>
        </table:table-row>
        <table:table-row table:style-name="ro1">
          <table:table-cell office:value-type="float" office:value="3.162278" calcext:value-type="float">
            <text:p>3.16E+00</text:p>
          </table:table-cell>
          <table:table-cell office:value-type="float" office:value="133" calcext:value-type="float">
            <text:p>133</text:p>
          </table:table-cell>
          <table:table-cell office:value-type="float" office:value="440" calcext:value-type="float">
            <text:p>440</text:p>
          </table:table-cell>
          <table:table-cell office:value-type="float" office:value="314" calcext:value-type="float">
            <text:p>314</text:p>
          </table:table-cell>
          <table:table-cell office:value-type="float" office:value="18000" calcext:value-type="float">
            <text:p>18000</text:p>
          </table:table-cell>
          <table:table-cell office:value-type="float" office:value="14768" calcext:value-type="float">
            <text:p>147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2" calcext:value-type="float">
            <text:p>562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602" calcext:value-type="float">
            <text:p>34602</text:p>
          </table:table-cell>
        </table:table-row>
        <table:table-row table:style-name="ro1">
          <table:table-cell office:value-type="float" office:value="3.548134" calcext:value-type="float">
            <text:p>3.55E+00</text:p>
          </table:table-cell>
          <table:table-cell office:value-type="float" office:value="97" calcext:value-type="float">
            <text:p>97</text:p>
          </table:table-cell>
          <table:table-cell office:value-type="float" office:value="324" calcext:value-type="float">
            <text:p>324</text:p>
          </table:table-cell>
          <table:table-cell office:value-type="float" office:value="229" calcext:value-type="float">
            <text:p>229</text:p>
          </table:table-cell>
          <table:table-cell office:value-type="float" office:value="18162" calcext:value-type="float">
            <text:p>18162</text:p>
          </table:table-cell>
          <table:table-cell office:value-type="float" office:value="14599" calcext:value-type="float">
            <text:p>145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12" calcext:value-type="float">
            <text:p>412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157" calcext:value-type="float">
            <text:p>34157</text:p>
          </table:table-cell>
        </table:table-row>
        <table:table-row table:style-name="ro1">
          <table:table-cell office:value-type="float" office:value="3.981072" calcext:value-type="float">
            <text:p>3.98E+00</text:p>
          </table:table-cell>
          <table:table-cell office:value-type="float" office:value="68" calcext:value-type="float">
            <text:p>68</text:p>
          </table:table-cell>
          <table:table-cell office:value-type="float" office:value="232" calcext:value-type="float">
            <text:p>232</text:p>
          </table:table-cell>
          <table:table-cell office:value-type="float" office:value="172" calcext:value-type="float">
            <text:p>172</text:p>
          </table:table-cell>
          <table:table-cell office:value-type="float" office:value="17528" calcext:value-type="float">
            <text:p>17528</text:p>
          </table:table-cell>
          <table:table-cell office:value-type="float" office:value="14179" calcext:value-type="float">
            <text:p>14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746" calcext:value-type="float">
            <text:p>32746</text:p>
          </table:table-cell>
        </table:table-row>
        <table:table-row table:style-name="ro1">
          <table:table-cell office:value-type="float" office:value="4.466836" calcext:value-type="float">
            <text:p>4.47E+00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127" calcext:value-type="float">
            <text:p>127</text:p>
          </table:table-cell>
          <table:table-cell office:value-type="float" office:value="16803" calcext:value-type="float">
            <text:p>16803</text:p>
          </table:table-cell>
          <table:table-cell office:value-type="float" office:value="13812" calcext:value-type="float">
            <text:p>138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28" calcext:value-type="float">
            <text:p>31428</text:p>
          </table:table-cell>
        </table:table-row>
        <table:table-row table:style-name="ro1">
          <table:table-cell office:value-type="float" office:value="5.011872" calcext:value-type="float">
            <text:p>5.01E+00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16107" calcext:value-type="float">
            <text:p>16107</text:p>
          </table:table-cell>
          <table:table-cell office:value-type="float" office:value="12892" calcext:value-type="float">
            <text:p>128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11" calcext:value-type="float">
            <text:p>29611</text:p>
          </table:table-cell>
        </table:table-row>
        <table:table-row table:style-name="ro1">
          <table:table-cell office:value-type="float" office:value="5.623413" calcext:value-type="float">
            <text:p>5.62E+0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14824" calcext:value-type="float">
            <text:p>14824</text:p>
          </table:table-cell>
          <table:table-cell office:value-type="float" office:value="12044" calcext:value-type="float">
            <text:p>12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302" calcext:value-type="float">
            <text:p>27302</text:p>
          </table:table-cell>
        </table:table-row>
        <table:table-row table:style-name="ro1">
          <table:table-cell office:value-type="float" office:value="6.309573" calcext:value-type="float">
            <text:p>6.31E+0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4165" calcext:value-type="float">
            <text:p>14165</text:p>
          </table:table-cell>
          <table:table-cell office:value-type="float" office:value="11238" calcext:value-type="float">
            <text:p>11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737" calcext:value-type="float">
            <text:p>25737</text:p>
          </table:table-cell>
        </table:table-row>
        <table:table-row table:style-name="ro1">
          <table:table-cell office:value-type="float" office:value="7.079458" calcext:value-type="float">
            <text:p>7.08E+0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2618" calcext:value-type="float">
            <text:p>12618</text:p>
          </table:table-cell>
          <table:table-cell office:value-type="float" office:value="10423" calcext:value-type="float">
            <text:p>104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73" calcext:value-type="float">
            <text:p>23273</text:p>
          </table:table-cell>
        </table:table-row>
        <table:table-row table:style-name="ro1">
          <table:table-cell office:value-type="float" office:value="7.943282" calcext:value-type="float">
            <text:p>7.94E+0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1401" calcext:value-type="float">
            <text:p>11401</text:p>
          </table:table-cell>
          <table:table-cell office:value-type="float" office:value="9560" calcext:value-type="float">
            <text:p>95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28" calcext:value-type="float">
            <text:p>21128</text:p>
          </table:table-cell>
        </table:table-row>
        <table:table-row table:style-name="ro1">
          <table:table-cell office:value-type="float" office:value="8.912509" calcext:value-type="float">
            <text:p>8.91E+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531" calcext:value-type="float">
            <text:p>10531</text:p>
          </table:table-cell>
          <table:table-cell office:value-type="float" office:value="8413" calcext:value-type="float">
            <text:p>84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72" calcext:value-type="float">
            <text:p>19072</text:p>
          </table:table-cell>
        </table:table-row>
        <table:table-row table:style-name="ro1">
          <table:table-cell office:value-type="float" office:value="10" calcext:value-type="float">
            <text:p>1.00E+0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9174" calcext:value-type="float">
            <text:p>9174</text:p>
          </table:table-cell>
          <table:table-cell office:value-type="float" office:value="7682" calcext:value-type="float">
            <text:p>768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45" calcext:value-type="float">
            <text:p>16945</text:p>
          </table:table-cell>
        </table:table-row>
        <table:table-row table:style-name="ro1">
          <table:table-cell office:value-type="float" office:value="11.22018" calcext:value-type="float">
            <text:p>1.12E+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988" calcext:value-type="float">
            <text:p>7988</text:p>
          </table:table-cell>
          <table:table-cell office:value-type="float" office:value="6613" calcext:value-type="float">
            <text:p>66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7" calcext:value-type="float">
            <text:p>14687</text:p>
          </table:table-cell>
        </table:table-row>
        <table:table-row table:style-name="ro1">
          <table:table-cell office:value-type="float" office:value="12.58925" calcext:value-type="float">
            <text:p>1.26E+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058" calcext:value-type="float">
            <text:p>7058</text:p>
          </table:table-cell>
          <table:table-cell office:value-type="float" office:value="5762" calcext:value-type="float">
            <text:p>57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80" calcext:value-type="float">
            <text:p>12880</text:p>
          </table:table-cell>
        </table:table-row>
        <table:table-row table:style-name="ro1">
          <table:table-cell office:value-type="float" office:value="14.12538" calcext:value-type="float">
            <text:p>1.41E+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24" calcext:value-type="float">
            <text:p>6124</text:p>
          </table:table-cell>
          <table:table-cell office:value-type="float" office:value="5038" calcext:value-type="float">
            <text:p>50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03" calcext:value-type="float">
            <text:p>11203</text:p>
          </table:table-cell>
        </table:table-row>
        <table:table-row table:style-name="ro1">
          <table:table-cell office:value-type="float" office:value="15.84893" calcext:value-type="float">
            <text:p>1.58E+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84" calcext:value-type="float">
            <text:p>5184</text:p>
          </table:table-cell>
          <table:table-cell office:value-type="float" office:value="4142" calcext:value-type="float">
            <text:p>4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4" calcext:value-type="float">
            <text:p>9364</text:p>
          </table:table-cell>
        </table:table-row>
        <table:table-row table:style-name="ro1">
          <table:table-cell office:value-type="float" office:value="17.78279" calcext:value-type="float">
            <text:p>1.78E+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96" calcext:value-type="float">
            <text:p>4496</text:p>
          </table:table-cell>
          <table:table-cell office:value-type="float" office:value="3598" calcext:value-type="float">
            <text:p>3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3" calcext:value-type="float">
            <text:p>8123</text:p>
          </table:table-cell>
        </table:table-row>
        <table:table-row table:style-name="ro1">
          <table:table-cell office:value-type="float" office:value="19.95262" calcext:value-type="float">
            <text:p>2.00E+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91" calcext:value-type="float">
            <text:p>3691</text:p>
          </table:table-cell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22.38721" calcext:value-type="float">
            <text:p>2.24E+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3" calcext:value-type="float">
            <text:p>3013</text:p>
          </table:table-cell>
          <table:table-cell office:value-type="float" office:value="2552" calcext:value-type="float">
            <text:p>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25.11886" calcext:value-type="float">
            <text:p>2.51E+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57" calcext:value-type="float">
            <text:p>2557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28.18383" calcext:value-type="float">
            <text:p>2.82E+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24" calcext:value-type="float">
            <text:p>2024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1.62278" calcext:value-type="float">
            <text:p>3.16E+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3" calcext:value-type="float">
            <text:p>1723</text:p>
          </table:table-cell>
          <table:table-cell office:value-type="float" office:value="1483" calcext:value-type="float">
            <text:p>14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5.48134" calcext:value-type="float">
            <text:p>3.55E+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39.81072" calcext:value-type="float">
            <text:p>3.98E+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44.66836" calcext:value-type="float">
            <text:p>4.47E+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50.11872" calcext:value-type="float">
            <text:p>5.01E+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612" calcext:value-type="float">
            <text:p>6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56.23413" calcext:value-type="float">
            <text:p>5.62E+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63.09573" calcext:value-type="float">
            <text:p>6.31E+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70.79458" calcext:value-type="float">
            <text:p>7.08E+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79.43282" calcext:value-type="float">
            <text:p>7.94E+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89.12509" calcext:value-type="float">
            <text:p>8.91E+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00" calcext:value-type="float">
            <text:p>1.00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12.2018" calcext:value-type="float">
            <text:p>1.12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5.8925" calcext:value-type="float">
            <text:p>1.26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1.2538" calcext:value-type="float">
            <text:p>1.41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8.4893" calcext:value-type="float">
            <text:p>1.58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7.8279" calcext:value-type="float">
            <text:p>1.78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9.5262" calcext:value-type="float">
            <text:p>2.00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3.8721" calcext:value-type="float">
            <text:p>2.24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1.1886" calcext:value-type="float">
            <text:p>2.51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1.8383" calcext:value-type="float">
            <text:p>2.82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6.2278" calcext:value-type="float">
            <text:p>3.16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4.8134" calcext:value-type="float">
            <text:p>3.55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8.1072" calcext:value-type="float">
            <text:p>3.98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6.6836" calcext:value-type="float">
            <text:p>4.47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1.1872" calcext:value-type="float">
            <text:p>5.01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.3413" calcext:value-type="float">
            <text:p>5.62E+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.9573" calcext:value-type="float">
            <text:p>6.31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.9458" calcext:value-type="float">
            <text:p>7.08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.3282" calcext:value-type="float">
            <text:p>7.94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1.2509" calcext:value-type="float">
            <text:p>8.91E+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.00E+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.018" calcext:value-type="float">
            <text:p>1.12E+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.925" calcext:value-type="float">
            <text:p>1.26E+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.538" calcext:value-type="float">
            <text:p>1.41E+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1:25:41.211729581</meta:creation-date>
    <dc:date>2024-01-30T03:38:50.740275561</dc:date>
    <meta:editing-duration>PT2H13M11S</meta:editing-duration>
    <meta:editing-cycles>2</meta:editing-cycles>
    <meta:generator>LibreOffice/7.5.9.2$Linux_X86_64 LibreOffice_project/50$Build-2</meta:generator>
    <meta:document-statistic meta:table-count="1" meta:cell-count="2128" meta:object-count="0"/>
  </office:meta>
</office:document-meta>
</file>